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cm" draw:marker-start-width="0.35cm" draw:marker-end-width="0.35cm" draw:fill="hatch" draw:fill-hatch-name="Black_20_-45_20_Degrees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Dashe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draw:stroke-dash="Ultrafine_20_Dashed" svg:stroke-width="0.04cm" draw:marker-start="Arrow" draw:marker-start-width="0.12cm" draw:marker-end="Arrow" draw:marker-end-width="0.12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5cm" draw:marker-start="" draw:marker-start-width="0.18cm" draw:marker-end="" draw:marker-end-width="0.28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682cm"/>
    </style:style>
    <style:style style:name="gr8" style:family="graphic" style:parent-style-name="standard">
      <style:graphic-properties draw:stroke="dash" draw:stroke-dash="Ultrafine_20_Dashed" svg:stroke-width="0.1cm" draw:marker-start="Arrow" draw:marker-start-width="0.25cm" draw:marker-end="" draw:marker-end-width="0.2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4cm" draw:marker-start-width="0.36cm" draw:marker-end="Arrow" draw:marker-end-width="0.21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svg:stroke-width="0.04cm" draw:marker-start="Arrow" draw:marker-start-width="0.3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Standard Symbols L'" style:font-pitch="variable" style:font-charset="x-symbol" fo:font-style="italic" style:font-style-asian="italic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22pt" fo:font-style="italic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 fo:font-style="italic" style:font-style-asian="italic" style:font-style-complex="italic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'Standard Symbols L'" style:font-pitch="variable" style:font-charset="x-symbol" fo:font-style="italic" style:font-style-asian="italic" style:font-style-complex="italic"/>
    </style:style>
    <style:style style:name="T2" style:family="text">
      <style:text-properties fo:font-family="'Standard Symbols L'" style:font-pitch="variable" style:font-charset="x-symbol" fo:font-size="22pt" fo:font-style="italic"/>
    </style:style>
    <style:style style:name="T3" style:family="text">
      <style:text-properties style:text-position="sub 58%" fo:font-family="'Century Schoolbook L'" style:font-family-generic="roman" style:font-pitch="variable" fo:font-size="22pt" fo:font-style="italic" style:font-size-asian="18pt" style:font-size-complex="18pt"/>
    </style:style>
    <style:style style:name="T4" style:family="text">
      <style:text-properties style:text-position="sub 58%" fo:font-family="'Century Schoolbook L'" style:font-family-generic="roman" style:font-pitch="variable" fo:font-size="22pt" fo:font-style="normal" style:font-size-asian="18pt" style:font-style-asian="normal" style:font-size-complex="18pt" style:font-style-complex="normal"/>
    </style:style>
    <style:style style:name="T5" style:family="text">
      <style:text-properties fo:font-family="'Century Schoolbook L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8.8cm" svg:height="8.8cm" svg:x="0.1cm" svg:y="0.8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4.5cm" svg:height="1.5cm" svg:x="2cm" svg:y="8.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9cm" svg:x="0cm" svg:y="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4.292cm" draw:transform="rotate (0.451342144565648) translate (3.038cm 5.969cm)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1cm" svg:height="4.292cm" draw:transform="rotate (0.682249204604454) translate (0.713cm 2.857cm)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8.8cm" svg:x="0.1cm" svg:y="0.8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frame draw:style-name="gr4" draw:text-style-name="P3" draw:layer="layout" svg:width="1cm" svg:height="1.081cm" svg:x="8.1cm" svg:y="0.8cm">
          <draw:text-box>
            <text:p text:style-name="P2"><text:span text:style-name="T1">D</text:span></text:p>
          </draw:text-box>
        </draw:frame>
        <draw:line draw:style-name="gr5" draw:text-style-name="P1" draw:layer="layout" svg:x1="7.11cm" svg:y1="3.208cm" svg:x2="7.5cm" svg:y2="3.8cm">
          <text:p text:style-name="P2"/>
        </draw:line>
        <draw:line draw:style-name="gr6" draw:text-style-name="P1" draw:layer="layout" svg:x1="4.557cm" svg:y1="5.274cm" svg:x2="8.5cm" svg:y2="3.311cm">
          <text:p text:style-name="P2"/>
        </draw:line>
        <draw:line draw:style-name="gr6" draw:text-style-name="P1" draw:layer="layout" svg:x1="4.557cm" svg:y1="5.274cm" svg:x2="7.938cm" svg:y2="2.513cm">
          <text:p text:style-name="P2"/>
        </draw:line>
        <draw:frame draw:style-name="gr7" draw:text-style-name="P4" draw:layer="layout" svg:width="1.592cm" svg:height="1.932cm" svg:x="6.041cm" svg:y="3.973cm">
          <draw:text-box>
            <text:p text:style-name="P2"><text:span text:style-name="T2">q</text:span><text:span text:style-name="T3">k</text:span><text:span text:style-name="T4">-1</text:span></text:p>
          </draw:text-box>
        </draw:frame>
        <draw:frame draw:style-name="gr4" draw:text-style-name="P2" draw:layer="layout" svg:width="1cm" svg:height="0.886cm" svg:x="3.7cm" svg:y="5.214cm">
          <draw:text-box>
            <text:p text:style-name="P2">O</text:p>
          </draw:text-box>
        </draw:frame>
        <draw:line draw:style-name="gr6" draw:text-style-name="P1" draw:layer="layout" svg:x1="4.558cm" svg:y1="5.275cm" svg:x2="9.445cm" svg:y2="5.275cm">
          <text:p text:style-name="P2"/>
        </draw:line>
        <draw:line draw:style-name="gr6" draw:text-style-name="P1" draw:layer="layout" svg:x1="4.558cm" svg:y1="5.275cm" svg:x2="7.243cm" svg:y2="1.774cm">
          <text:p text:style-name="P2"/>
        </draw:line>
        <draw:line draw:style-name="gr6" draw:text-style-name="P1" draw:layer="layout" svg:x1="4.558cm" svg:y1="5.275cm" svg:x2="6.253cm" svg:y2="1.212cm">
          <text:p text:style-name="P2"/>
        </draw:line>
        <draw:line draw:style-name="gr8" draw:text-style-name="P1" draw:layer="layout" svg:x1="7.302cm" svg:y1="3.509cm" svg:x2="9cm" svg:y2="2cm">
          <text:p text:style-name="P2"/>
        </draw:line>
        <draw:frame draw:style-name="gr7" draw:text-style-name="P4" draw:layer="layout" svg:width="1.592cm" svg:height="1.932cm" svg:x="8.608cm" svg:y="0.668cm">
          <draw:text-box>
            <text:p text:style-name="P2"><text:span text:style-name="T2">q</text:span><text:span text:style-name="T3">k</text:span></text:p>
          </draw:text-box>
        </draw:frame>
        <draw:line draw:style-name="gr6" draw:text-style-name="P1" draw:layer="layout" svg:x1="4.559cm" svg:y1="5.276cm" svg:x2="5.115cm" svg:y2="0.8cm">
          <text:p text:style-name="P2"/>
        </draw:line>
        <draw:line draw:style-name="gr9" draw:text-style-name="P1" draw:layer="layout" svg:x1="6.1cm" svg:y1="5.174cm" svg:x2="5.983cm" svg:y2="4.6cm">
          <text:p text:style-name="P2"/>
        </draw:line>
        <draw:frame draw:style-name="gr4" draw:text-style-name="P2" draw:layer="layout" svg:width="1cm" svg:height="0.886cm" svg:x="9cm" svg:y="5.214cm">
          <draw:text-box>
            <text:p text:style-name="P2">A</text:p>
          </draw:text-box>
        </draw:frame>
        <draw:line draw:style-name="gr10" draw:text-style-name="P1" draw:layer="layout" svg:x1="4.5cm" svg:y1="5.5cm" svg:x2="8.9cm" svg:y2="5.498cm">
          <text:p text:style-name="P2"/>
        </draw:line>
        <draw:frame draw:style-name="gr4" draw:text-style-name="P5" draw:layer="layout" svg:width="1cm" svg:height="1.094cm" svg:x="6.2cm" svg:y="5.4cm">
          <draw:text-box>
            <text:p text:style-name="P5"><text:span text:style-name="T5">R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Black_20_-45_20_Degrees" draw:display-name="Black -45 Degrees" draw:style="single" draw:color="#000000" draw:distance="0.102cm" draw:rotation="31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10cm" fo:page-height="10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</style:handout-master>
    <style:master-page style:name="標準" style:page-layout-name="PM1" draw:style-name="dp1">
      <draw:frame presentation:style-name="標準-title" draw:layer="backgroundobjects" svg:width="8.999cm" svg:height="1.669cm" svg:x="0.5cm" svg:y="0.398cm" presentation:class="title" presentation:placeholder="true">
        <draw:text-box/>
      </draw:frame>
      <draw:frame presentation:style-name="標準-outline1" draw:layer="backgroundobjects" svg:width="8.999cm" svg:height="6.599cm" svg:x="0.5cm" svg:y="2.34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1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2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2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5-04T19:23:29</meta:creation-date>
    <dc:creator>kenlo</dc:creator>
    <dc:date>2009-12-20T14:33:29</dc:date>
    <meta:editing-cycles>20</meta:editing-cycles>
    <meta:editing-duration>PT4H48M53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